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Regular" svg:font-family="Lato-Regular"/>
    <style:font-face style:name="Lato-Italic" svg:font-family="Lato-Italic" style:font-family-generic="scrip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color="#212224" style:text-outline="false" style:font-name="Lato-Regular" fo:font-size="15pt" fo:letter-spacing="normal" fo:font-style="normal" style:letter-kerning="false" style:font-name-asian="Lato-Regular" style:font-size-asian="15pt" style:font-style-asian="normal" style:font-name-complex="Lato-Regular" style:font-size-complex="15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Notes:</text:p>
      <text:p text:style-name="Standard"/>
      <text:p text:style-name="Standard">Jon Loyens is a cofounder of data.world</text:p>
      <text:p text:style-name="Standard"/>
      <text:p text:style-name="Standard">In interviews, he looks for folks that are smart, get shit done, and able to work collaboratively.</text:p>
      <text:p text:style-name="Standard">In interviews, ask questions about the question, especially to find out where the edge cases lie.</text:p>
      <text:p text:style-name="Standard">In interviews, code up multiple solutions.</text:p>
      <text:p text:style-name="Standard">In interviews, he will ask, "What's the last technology that you were really excited about learning, and <text:tab/>why?"</text:p>
      <text:p text:style-name="Standard">He respects people that have done consulting, because that's a hustle, you have to go out there and put <text:tab/>food on the table (run your own business).</text:p>
      <text:p text:style-name="Standard"/>
      <text:p text:style-name="Standard">Recommends these Agencies for entry level work, if we can't get a full time/permanent job (agencies <text:tab/>are like contract work, and they said these fast, not sure if I wrote them right) : T3, GS3, RGA, <text:tab/>Resource Interactive, Front Side, Mutual Mobile, </text:p>
      <text:p text:style-name="Standard">Says agencies hire us, entry-level, at $30 an hour, and bill us out at $90 an hour.</text:p>
      <text:p text:style-name="Standard"/>
      <text:p text:style-name="Standard">Recommends Comp Sci classes at Khan Academy and online Stanford/Harvard classes for those of us <text:tab/>that want to get access to more comp sci theory and/or jobs (object-oriented programming and <text:tab/>algorithm design).</text:p>
      <text:p text:style-name="Standard"/>
      <text:p text:style-name="Standard">Jon Williams @ twitter</text:p>
      <text:p text:style-name="Standard">JonWilliams@gmail.com</text:p>
      <text:p text:style-name="Standard">jon@data.world (or jonwilliams@gmail.com?)</text:p>
      <text:p text:style-name="Standard"/>
      <text:p text:style-name="P1">The Slack Notification About the Speaker:</text:p>
      <text:p text:style-name="Standard"/>
      <text:p text:style-name="Standard">Hey Everyone! Hope your week is going well.  You won't want to miss this Saturday's Career Session with Jon Loyens.  Hope everyone can make it!</text:p>
      <text:p text:style-name="Standard"/>
      <text:p text:style-name="Standard">*This Session will kick off at 2 PM.</text:p>
      <text:p text:style-name="Standard"/>
      <text:p text:style-name="Standard">Jon Loyens is the current VP of Product for Data.world will be speaking with us about:</text:p>
      <text:p text:style-name="Standard"/>
      <text:p text:style-name="Standard">- The Austin tech landscape (and it's history)</text:p>
      <text:p text:style-name="Standard">- Interviewing and the kind of people he likes to hire</text:p>
      <text:p text:style-name="Standard">- Being a successful software engineer here in Austin</text:p>
      <text:p text:style-name="Standard"/>
      <text:p text:style-name="Standard">Prior to data.world:</text:p>
      <text:p text:style-name="Standard"/>
      <text:p text:style-name="Standard">- VP of Engineering at HomeAway for Global Traveler. Responsible for the care and feeding of all Traveler facing functionality in our marketplace of over 1 million vacation rental listings. This includes delivering features and functionality related to merchandising, search and booking conversion.</text:p>
      <text:p text:style-name="Standard"/>
      <text:p text:style-name="Standard">- Principal Architect for UI at HomeAway - ensuring the engineers at HomeAway had the tools necessary to efficiently build scalable, maintainable and modern user interfaces for both web and mobile.</text:p>
      <text:p text:style-name="Standard"/>
      <text:p text:style-name="Standard">- Was CTO at Marketvine, a SaaS company focused on e-commerce merchandising. As CTO, he was <text:soft-page-break/>responsible for the product management, engineering and technical implementation of our solutions for our customers.</text:p>
      <text:p text:style-name="Standard"/>
      <text:p text:style-name="Standard">This session will be much more of a Q&amp;A discussion so please take time to think some questions to ask Jon.  Lets take full advantage. John is one of those game changers that just so happens to live in our city.  I can't wait for him to meet you all and vice versa.  </text:p>
      <text:p text:style-name="Standard"/>
      <text:p text:style-name="Standard">See you Saturda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Regular" svg:font-family="Lato-Regular"/>
    <style:font-face style:name="Lato-Italic" svg:font-family="Lato-Italic" style:font-family-generic="scrip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n Camacho</meta:initial-creator>
    <meta:creation-date>2016-05-07T14:14:18</meta:creation-date>
    <dc:date>2016-05-07T15:08:12</dc:date>
    <dc:creator>Adan Camacho</dc:creator>
    <meta:editing-duration>PT38M40S</meta:editing-duration>
    <meta:editing-cycles>10</meta:editing-cycles>
    <meta:generator>OpenOffice/4.1.2$Unix OpenOffice.org_project/412m3$Build-9782</meta:generator>
    <meta:document-statistic meta:table-count="0" meta:image-count="0" meta:object-count="0" meta:page-count="2" meta:paragraph-count="26" meta:word-count="439" meta:character-count="2634"/>
  </office:meta>
</office:document-meta>
</file>